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automatic-styles>
    <style:style style:name="P1" style:family="paragraph" style:parent-style-name="Standard">
      <style:paragraph-properties fo:line-height="150%"/>
      <style:text-properties officeooo:rsid="0017fd87" officeooo:paragraph-rsid="0017fd87"/>
    </style:style>
    <style:style style:name="P2" style:family="paragraph" style:parent-style-name="Text_20_body">
      <style:text-properties officeooo:rsid="0017fd87" officeooo:paragraph-rsid="0017fd87"/>
    </style:style>
    <style:style style:name="P3" style:family="paragraph" style:parent-style-name="Text_20_body">
      <style:text-properties officeooo:rsid="0017fd87" officeooo:paragraph-rsid="001d297b"/>
    </style:style>
    <style:style style:name="P4" style:family="paragraph" style:parent-style-name="Standard">
      <style:paragraph-properties fo:line-height="150%"/>
      <style:text-properties style:font-name="Tahoma" fo:font-size="13pt" officeooo:rsid="0017fd87" officeooo:paragraph-rsid="0017fd87" style:font-size-asian="13pt" style:font-size-complex="13pt"/>
    </style:style>
    <style:style style:name="P5" style:family="paragraph" style:parent-style-name="Text_20_body">
      <style:text-properties style:font-name="Tahoma" fo:font-size="13pt" style:font-size-asian="13pt" style:font-size-complex="13pt"/>
    </style:style>
    <style:style style:name="P6" style:family="paragraph" style:parent-style-name="Text_20_body">
      <style:text-properties style:font-name="Tahoma" fo:font-size="13pt" officeooo:rsid="001d297b" officeooo:paragraph-rsid="001d297b" style:font-size-asian="13pt" style:font-size-complex="13pt"/>
    </style:style>
    <style:style style:name="P7" style:family="paragraph" style:parent-style-name="Standard">
      <style:paragraph-properties fo:line-height="150%"/>
      <style:text-properties style:font-name="Tahoma" fo:font-size="13pt" fo:font-weight="bold" officeooo:rsid="0017fd87" officeooo:paragraph-rsid="0017fd87" style:font-size-asian="13pt" style:font-weight-asian="bold" style:font-size-complex="13pt" style:font-weight-complex="bold"/>
    </style:style>
    <style:style style:name="P8" style:family="paragraph" style:parent-style-name="Standard">
      <style:paragraph-properties fo:line-height="150%"/>
      <style:text-properties officeooo:paragraph-rsid="0017fd87"/>
    </style:style>
    <style:style style:name="P9" style:family="paragraph" style:parent-style-name="Text_20_body">
      <style:text-properties officeooo:paragraph-rsid="001b8b4b"/>
    </style:style>
    <style:style style:name="P10" style:family="paragraph" style:parent-style-name="Standard">
      <style:paragraph-properties fo:line-height="150%"/>
      <style:text-properties style:font-name="Tahoma" fo:font-size="13pt" officeooo:rsid="0017fd87" officeooo:paragraph-rsid="0017fd87" style:font-size-asian="13pt" style:font-size-complex="13pt"/>
    </style:style>
    <style:style style:name="P11" style:family="paragraph" style:parent-style-name="Standard">
      <style:paragraph-properties fo:line-height="150%"/>
      <style:text-properties style:font-name="Tahoma" fo:font-size="13pt" fo:font-weight="bold" officeooo:rsid="0017fd87" officeooo:paragraph-rsid="0017fd87" style:font-size-asian="13pt" style:font-weight-asian="bold" style:font-size-complex="13pt" style:font-weight-complex="bold"/>
    </style:style>
    <style:style style:name="P12" style:family="paragraph" style:parent-style-name="Text_20_body" style:list-style-name="L1"/>
    <style:style style:name="P13" style:family="paragraph" style:parent-style-name="Text_20_body">
      <style:text-properties style:font-name="Tahoma" fo:font-size="13pt" officeooo:rsid="001d297b" officeooo:paragraph-rsid="001d297b" style:font-size-asian="13pt" style:font-size-complex="13pt"/>
    </style:style>
    <style:style style:name="P14" style:family="paragraph" style:parent-style-name="Text_20_body" style:list-style-name="L2">
      <style:text-properties style:font-name="Tahoma" fo:font-size="13pt" officeooo:rsid="001d4232" officeooo:paragraph-rsid="001d4232" style:font-size-asian="13pt" style:font-size-complex="13pt"/>
    </style:style>
    <style:style style:name="P15" style:family="paragraph" style:parent-style-name="Text_20_body">
      <style:text-properties style:font-name="Tahoma" fo:font-size="13pt" officeooo:paragraph-rsid="001d4232" style:font-size-asian="13pt" style:font-size-complex="13pt"/>
    </style:style>
    <style:style style:name="T1" style:family="text">
      <style:text-properties officeooo:rsid="0017fd87"/>
    </style:style>
    <style:style style:name="T2" style:family="text">
      <style:text-properties style:font-name="Tahoma" fo:font-size="13pt" style:font-size-asian="13pt" style:font-size-complex="13pt"/>
    </style:style>
    <style:style style:name="T3" style:family="text">
      <style:text-properties style:font-name="Tahoma" fo:font-size="13pt" officeooo:rsid="0017fd87" style:font-size-asian="13pt" style:font-size-complex="13pt"/>
    </style:style>
    <style:style style:name="T4" style:family="text">
      <style:text-properties style:font-name="Tahoma" fo:font-size="13pt" officeooo:rsid="001b8b4b" style:font-size-asian="13pt" style:font-size-complex="13pt"/>
    </style:style>
    <style:style style:name="T5" style:family="text">
      <style:text-properties style:font-name="Tahoma" fo:font-size="13pt" officeooo:rsid="001d4232" style:font-size-asian="13pt" style:font-size-complex="13pt"/>
    </style:style>
    <style:style style:name="T6" style:family="text">
      <style:text-properties style:font-name="Tahoma" fo:font-size="13pt" fo:font-weight="normal" style:font-size-asian="13pt" style:font-weight-asian="normal" style:font-size-complex="13pt" style:font-weight-complex="normal"/>
    </style:style>
    <style:style style:name="T7" style:family="text">
      <style:text-properties style:font-name="Tahoma" fo:font-size="13pt" fo:font-weight="normal" officeooo:rsid="001b8b4b" style:font-size-asian="13pt" style:font-weight-asian="normal" style:font-size-complex="13pt" style:font-weight-complex="normal"/>
    </style:style>
    <style:style style:name="T8" style:family="text">
      <style:text-properties style:font-name="Tahoma" fo:font-size="13pt" fo:font-weight="normal" officeooo:rsid="001d297b" style:font-size-asian="13pt" style:font-weight-asian="normal" style:font-size-complex="13pt" style:font-weight-complex="normal"/>
    </style:style>
    <style:style style:name="T9" style:family="text">
      <style:text-properties style:font-name="Tahoma" fo:font-size="13pt" fo:font-weight="normal" fo:background-color="#ffff00" loext:char-shading-value="0" style:font-size-asian="13pt" style:font-weight-asian="normal" style:font-size-complex="13pt" style:font-weight-complex="normal"/>
    </style:style>
    <style:style style:name="T10" style:family="text">
      <style:text-properties style:font-name="Tahoma" fo:font-size="13pt" fo:font-weight="normal" officeooo:rsid="001d297b" fo:background-color="#ffff00" loext:char-shading-value="0" style:font-size-asian="13pt" style:font-weight-asian="normal" style:font-size-complex="13pt" style:font-weight-complex="normal"/>
    </style:style>
    <style:style style:name="T11" style:family="text">
      <style:text-properties officeooo:rsid="00199deb"/>
    </style:style>
    <style:style style:name="T12" style:family="text">
      <style:text-properties fo:background-color="#ffff00" loext:char-shading-value="0"/>
    </style:style>
    <style:style style:name="T13" style:family="text">
      <style:text-properties fo:font-variant="normal" fo:text-transform="none" fo:color="#202124" loext:opacity="100%" style:font-name="Tahoma" fo:font-size="13pt" fo:letter-spacing="normal" fo:font-style="normal" fo:font-weight="normal" officeooo:rsid="001b8b4b" style:font-size-asian="13pt" style:font-weight-asian="normal" style:font-size-complex="13pt" style:font-weight-complex="normal"/>
    </style:style>
    <style:style style:name="T14" style:family="text">
      <style:text-properties fo:background-color="#e8f2a1" loext:char-shading-value="0"/>
    </style:style>
    <style:style style:name="T15" style:family="text">
      <style:text-properties officeooo:rsid="0017fd87" fo:background-color="#e8f2a1" loext:char-shading-value="0"/>
    </style:style>
    <style:style style:name="T16" style:family="text">
      <style:text-properties officeooo:rsid="001d4232" fo:background-color="#e8f2a1" loext:char-shading-value="0"/>
    </style:style>
    <style:style style:name="T17" style:family="text">
      <style:text-properties officeooo:rsid="001d4232"/>
    </style:style>
    <style:style style:name="T18" style:family="text">
      <style:text-properties officeooo:rsid="001ef03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un AI</text:p>
      <text:p text:style-name="P4">As AI consultants need to advise business people with different levels of previous AI exposure, it’s important th<text:span text:style-name="T11">at</text:span> everybody in the team feels comfortable in dealing with AI Agents. Think about Icebreaker meeting in team building.</text:p>
      <text:p text:style-name="P4">You can offer a range of activities with increased difficulty. </text:p>
      <text:p text:style-name="P4">Start from something simple. Ask the AI: “Tell me a joke about monkeys” or “Write a short story about a young girl and a dino”. By the way, these requests are called prompts in the professional jargon. It’s nice if the AI agent is equipped with speech-to-text capability and in return can produce a text which it reads aloud.</text:p>
      <text:p text:style-name="P8"><text:span text:style-name="T3">The next step could be prompting an AI image generator to draw something. The prompt could be as simple as “A dragonfly” or as long and complicated as “</text:span><text:span text:style-name="T2">An epic fantasy comic book style close up portrait of Larry Page and Sergey Brin, awesome pose, character design by mark ryden and pixar and hayao miyazaki, unreal 5, daz, 8k resolution, VRAY, HDR, hyperrealistic, octane render, cosplay, rpg portrait, dynamic lighting, intricate detail, summer vibrancy, cinematic.” </text:span><text:span text:style-name="T3">Or something unexpected combined: “If music be the food of love, play on, hyper detailed, </text:span><text:span text:style-name="T5">H</text:span><text:span text:style-name="T3">ieronymus </text:span><text:span text:style-name="T5">B</text:span><text:span text:style-name="T3">osch”</text:span></text:p>
      <text:p text:style-name="P4">Both activities are goo<text:span text:style-name="T17">d</text:span> for kids as well!</text:p>
      <text:p text:style-name="P4">You can try to use an AI to generate recipe ideas based on available ingredients and dietary restrictions. Or ask it “I’m feeling really stressed about work lately. I just can’t seem to catch a break”, but be reasonable about following AI’s advice on health.</text:p>
      <text:p text:style-name="P4">Try AI Trivia (Q&amp;A), e.g.: What is the capital of Australia? - Canberra. Who painted the Mona Lisa? - Leonardo.</text:p>
      <text:p text:style-name="P7">Useful AI</text:p>
      <text:p text:style-name="P8"><text:span text:style-name="T3">The Q&amp;A session may turn in something much more useful </text:span><text:span text:style-name="T4">than Trivia</text:span><text:span text:style-name="T3"> if you ask the AI follow up question. For instance: “</text:span><text:span text:style-name="T2">Act as a business consultant. I've heard a lot about AI, but how can it actually help my business? I run a small shop selling groceries.” </text:span><text:span text:style-name="T3">ChatGPT 4o replied: “AI can help improve your grocery shop in several practical ways:</text:span></text:p>
      <text:list text:style-name="L1">
        <text:list-item>
          <text:p text:style-name="P12"><text:soft-page-break/><text:span text:style-name="Strong_20_Emphasis"><text:span text:style-name="T2">Inventory Management</text:span></text:span><text:span text:style-name="T2">: AI-powered systems can track sales patterns and predict which products will sell more at specific times. This helps avoid overstocking or running out of popular items.</text:span></text:p>
        </text:list-item>
        <text:list-item>
          <text:p text:style-name="P12"><text:span text:style-name="Strong_20_Emphasis"><text:span text:style-name="T2">Customer Insights</text:span></text:span><text:span text:style-name="T2">: AI can analyze customer preferences, allowing you to stock items that your regular customers are more likely to buy. You can also tailor promotions or loyalty programs based on these insights.</text:span></text:p>
        </text:list-item>
        <text:list-item>
          <text:p text:style-name="P12"><text:span text:style-name="Strong_20_Emphasis"><text:span text:style-name="T2">Pricing Optimization</text:span></text:span><text:span text:style-name="T2">: AI algorithms can recommend optimal pricing strategies by analyzing competitors, demand, and seasonal trends. This can help you maximize profits while remaining competitive.</text:span></text:p>
        </text:list-item>
        <text:list-item>
          <text:p text:style-name="P12"><text:span text:style-name="Strong_20_Emphasis"><text:span text:style-name="T2">Supply Chain Efficiency</text:span></text:span><text:span text:style-name="T2">: AI can suggest the best times to reorder stock or even predict potential disruptions in your supply chain, ensuring you stay ahead of any issues.</text:span></text:p>
        </text:list-item>
        <text:list-item>
          <text:p text:style-name="P12"><text:span text:style-name="Strong_20_Emphasis"><text:span text:style-name="T2">Personalized Marketing</text:span></text:span><text:span text:style-name="T2">: AI tools can help create personalized email or SMS campaigns to keep customers engaged, especially for promotions or new products that match their buying history.</text:span></text:p>
        </text:list-item>
        <text:list-item>
          <text:p text:style-name="P12"><text:span text:style-name="Strong_20_Emphasis"><text:span text:style-name="T2">Automation</text:span></text:span><text:span text:style-name="T2">: AI-powered tools can automate repetitive tasks like bookkeeping, invoicing, and scheduling, giving you more time to focus on other business areas.</text:span></text:p>
        </text:list-item>
      </text:list>
      <text:p text:style-name="P5">Implementing AI in small ways can make a significant difference in streamlining your operations and boosting profits.<text:span text:style-name="T1">“</text:span></text:p>
      <text:p text:style-name="P2"><text:span text:style-name="T2">I am not going to evaluate the commercial worth of the replies but you can keep asking questions about the </text:span><text:span text:style-name="Strong_20_Emphasis"><text:span text:style-name="T6">Supply Chain, Personalized Marketing, Customer Insights, Inventory Management, etc. Or use more traditional methods like </text:span></text:span><text:span text:style-name="Strong_20_Emphasis"><text:span text:style-name="T9">Wikipedia</text:span></text:span><text:span text:style-name="Strong_20_Emphasis"><text:span text:style-name="T6"> or search engines of your choice. Thus AI provides us with an alternative to search, handbooks and manuals and even training courses!</text:span></text:span></text:p>
      <text:p text:style-name="P2"><text:span text:style-name="Strong_20_Emphasis"><text:span text:style-name="T6">It also makes sense to take a closer look at the prompt itself: “Act as a business consultant.” - this shows which expertise is required. The LLMs, large language models </text:span></text:span><text:span text:style-name="Strong_20_Emphasis"><text:span text:style-name="T7">behind text generating AI,</text:span></text:span><text:span text:style-name="Strong_20_Emphasis"><text:span text:style-name="T6"> work better when the area </text:span></text:span><text:span text:style-name="Strong_20_Emphasis"><text:span text:style-name="T7">of expertise</text:span></text:span><text:span text:style-name="Strong_20_Emphasis"><text:span text:style-name="T6"> is specified. “How can AI help my business?” - this is what I want to know, my search intent. But there is a third part, the context: “I run a small shop selling groceries.” Can you imagine a search engine or textbook caring about your specific circumstances?</text:span></text:span></text:p>
      <text:p text:style-name="P2"><text:span text:style-name="Strong_20_Emphasis"><text:span text:style-name="T6"/></text:span></text:p>
      <text:p text:style-name="P9"><text:soft-page-break/><text:span text:style-name="Strong_20_Emphasis"><text:span text:style-name="T7">You can use AI for creative writing. Prompt AI with “Write a copy about ... with </text:span></text:span><text:span text:style-name="Strong_20_Emphasis"><text:span text:style-name="T13">powerful, convincing language that will leave the reader no choice but to take action”</text:span></text:span></text:p>
      <text:p text:style-name="P9"><text:span text:style-name="Strong_20_Emphasis"><text:span text:style-name="T7">Or use another prompt: “Act as a journalist of [name of magazine/ journal]. Write an article about … Use </text:span></text:span><text:span text:style-name="Strong_20_Emphasis"><text:span text:style-name="T13">concise and to-the-point language making it easy to understand for the reader</text:span></text:span><text:span text:style-name="Strong_20_Emphasis"><text:span text:style-name="T7">/ Use </text:span></text:span><text:span text:style-name="Strong_20_Emphasis"><text:span text:style-name="T13">evocative, descriptive language that paints a vivid and unforgettable picture in readers’ minds.</text:span></text:span><text:span text:style-name="Strong_20_Emphasis"><text:span text:style-name="T7">“ I actually don’t remember from whom I borrowed the last “use…” - my sincerest apologies to the author of the prompt.</text:span></text:span></text:p>
      <text:p text:style-name="P9"><text:span text:style-name="Strong_20_Emphasis"><text:span text:style-name="T7">Anyway, you get your article. How good is it? In fact, you can ask several AI Agents (Gemini, Claude, ChatGPT, Copilot…) to produce an article using the same prompt. Compare and contrast. Use the strongest ideas. Or automate the process, to some extent. When you have a collection of texts, ask an AI of your choice to act as an Editor. Prompt them with “evaluate the following articles, what are their strengths and weaknesses. How to improve them?” But beware of the errors and biases of the AI <text:s/>Editor – rely on your own judgement. It’s a fruitful idea to use an AI against another AI, play with it! It’s worth the time and effort.</text:span></text:span></text:p>
      <text:p text:style-name="P3"><text:span text:style-name="Strong_20_Emphasis"><text:span text:style-name="T8">Case Study</text:span></text:span></text:p>
      <text:p text:style-name="P3"><text:span text:style-name="Strong_20_Emphasis"><text:span text:style-name="T8"/></text:span></text:p>
      <text:p text:style-name="P3"><text:span text:style-name="Strong_20_Emphasis"><text:span text:style-name="T8">**********************************************************</text:span></text:span></text:p>
      <text:p text:style-name="P3"><text:span text:style-name="Strong_20_Emphasis"><text:span text:style-name="T8">Fun AI</text:span></text:span></text:p>
      <text:p text:style-name="P3"><text:span text:style-name="Strong_20_Emphasis"><text:span text:style-name="T8">In the bustling heart of London's tech district, a peculiar sound is emanating from behind the glass doors of a sleek office building. It's not the usual cacophony of ringing phones or the rhythmic tapping of keyboards. No, dear readers, it's laughter – genuine, unreserved laughter. Welcome to the brave new world of "Fun AI", where artificial intelligence and human creativity collide in a spectacular display of corporate </text:span></text:span><text:span text:style-name="Strong_20_Emphasis"><text:span text:style-name="T10">joie de vivre</text:span></text:span><text:span text:style-name="Strong_20_Emphasis"><text:span text:style-name="T8">.</text:span></text:span></text:p>
      <text:p text:style-name="P5">Gone are the days when AI was a foreboding spectre looming over the business landscape. Today, it's the life and soul of the party, and AI consultants are the unlikely DJs spinning this digital revelry. Picture, if you will, a group of suited executives huddled around a glowing screen, their faces alight with childlike wonder as they embark on a journey of AI discovery.</text:p>
      <text:p text:style-name="P5">"Tell me a joke about monkeys," one brave soul ventures, his voice tinged with both excitement and trepidation. The AI, ever obliging, responds with a quip so unexpectedly clever that the room erupts in guffaws. It's a scene that would have <text:soft-page-break/>been unthinkable just a few years ago – seasoned professionals giggling like schoolchildren at the wit of a machine.</text:p>
      <text:p text:style-name="P5">But the fun doesn't stop there. As the ice breaks and inhibitions melt away, the prompts grow bolder. "Write a short story about a young girl and a dino," requests a usually reserved CFO. The AI obliges, weaving a tale so charming and unexpected that even the most hardened cynics find themselves leaning in, captivated.</text:p>
      <text:p text:style-name="P15">The <text:span text:style-name="T12">pièce de résistance</text:span>, however, comes when someone suggests dabbling in AI-generated imagery. "A dragonfly," says one. "No, no," interjects another, eyes gleaming with mischief. "<text:span text:style-name="T15">If music be the food of love, play on. </text:span><text:span text:style-name="T16">H</text:span><text:span text:style-name="T15">yper detailed. </text:span><text:span text:style-name="T16">H</text:span><text:span text:style-name="T15">ieronymus </text:span><text:span text:style-name="T16">B</text:span><text:span text:style-name="T15">osch!</text:span>" The resulting image is a kaleidoscope of colours and imagination, eliciting gasps of awe and peals of laughter in equal measure.</text:p>
      <text:p text:style-name="P5">As the session progresses, the boundaries between work and play blur. An impromptu brainstorming session turns into a culinary adventure as the AI suggests recipes based on random ingredients shouted out by the team. Even the most serious topics are approached with a newfound lightness. "I'm feeling really stressed about work lately," admits one participant. The AI's response is surprisingly insightful, prompting a thoughtful discussion on work-life balance that feels more like a chat among friends than a corporate seminar.</text:p>
      <text:p text:style-name="P5">The day concludes with a rousing round of AI Trivia, where even the most knowledgeable team members find themselves learning something new. "Canberra is the capital of Australia?" exclaims one disbelieving voice. "I thought it was Sydney!"</text:p>
      <text:p text:style-name="P5">As the sun sets on this extraordinary day of discovery, one thing is clear: AI is no longer just a tool for efficiency and analysis. It's a catalyst for creativity, a bridge between the technical and the human, and most importantly, a source of unbridled joy in the corporate world.</text:p>
      <text:p text:style-name="P5">So, dear readers, the next time you hear uproarious laughter emanating from a boardroom, don't be surprised. It's not a corporate takeover or a hostile merger causing such mirth. It's simply the sound of business professionals discovering the delightful world of Fun AI – one joke, story, and fantastical image at a time.</text:p>
      <text:p text:style-name="P6">A couple of final <text:span text:style-name="T18">hint</text:span>s:</text:p>
      <text:list xml:id="list3321930196" text:style-name="L2">
        <text:list-item>
          <text:p text:style-name="P14">The <text:span text:style-name="T1">activities are goo</text:span>d<text:span text:style-name="T1"> for kids as well!</text:span></text:p>
        </text:list-item>
        <text:list-item>
          <text:p text:style-name="P14">Feeling adventurous? Try this prompt for image generation: <text:span text:style-name="T1">“</text:span>An epic fantasy comic book style close up portrait of Larry Page and Sergey Brin, awesome pose, character design by mark ryden and pixar and hayao miyazaki, unreal 5, <text:soft-page-break/>daz, 8k resolution, VRAY, HDR, hyperrealistic, octane render, cosplay, rpg portrait, dynamic lighting, intricate detail, summer vibrancy, cinematic.”</text:p>
        </text:list-item>
      </text:list>
      <text:p text:style-name="P6"/>
      <text:p text:style-name="P3"><text:span text:style-name="Strong_20_Emphasis"><text:span text:style-name="T8"/></text:span></text:p>
      <text:p text:style-name="P1"><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7T09:50:04.509000000</meta:creation-date>
    <dc:date>2024-09-07T11:44:19.237000000</dc:date>
    <meta:editing-duration>PT1H53M46S</meta:editing-duration>
    <meta:editing-cycles>6</meta:editing-cycles>
    <meta:generator>LibreOffice/7.5.4.2$Windows_X86_64 LibreOffice_project/36ccfdc35048b057fd9854c757a8b67ec53977b6</meta:generator>
    <meta:document-statistic meta:table-count="0" meta:image-count="0" meta:object-count="0" meta:page-count="5" meta:paragraph-count="37" meta:word-count="1479" meta:character-count="9027" meta:non-whitespace-character-count="7587"/>
  </office:meta>
</office:document-meta>
</file>